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Courier New" svg:font-family="'Courier New'" style:font-family-generic="modern"/>
    <style:font-face style:name="Arial Unicode MS2" svg:font-family="'Arial Unicode MS'" style:font-adornments="Standaard" style:font-family-generic="swiss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153f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96b9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d61c0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eb1e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2e5ade6" officeooo:paragraph-rsid="01adbcd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2e5ade6" officeooo:paragraph-rsid="019719d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0.5pt" fo:language="nl" fo:country="NL" fo:font-style="normal" fo:font-weight="normal" officeooo:paragraph-rsid="0179153f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officeooo:paragraph-rsid="01d61c0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7cacfc" officeooo:paragraph-rsid="01e9795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eb1e5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9c8276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114add4" officeooo:paragraph-rsid="019719d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2" fo:font-size="12pt" officeooo:paragraph-rsid="01dc34fc" style:font-size-asian="12pt" style:font-size-complex="12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2" fo:font-size="12pt" officeooo:paragraph-rsid="01dd9208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2" fo:font-size="12pt" fo:language="nl" fo:country="NL" officeooo:paragraph-rsid="01e4b79e" fo:background-color="transparent" style:font-size-asian="12pt" style:language-asian="nl" style:country-asian="NL" style:font-name-complex="Bitstream Vera Sans" style:font-size-complex="12pt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1cca9fb" officeooo:paragraph-rsid="01dc34f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1e50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9f2b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f6353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0be5c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ceb4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7ad88" officeooo:paragraph-rsid="01eb9f2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5" style:family="paragraph" style:parent-style-name="Standard">
      <style:text-properties style:font-name="Ubuntu2" fo:font-size="12pt" fo:language="nl" fo:country="NL" officeooo:paragraph-rsid="0179153f" fo:background-color="transparent" style:font-size-asian="12pt" style:language-asian="nl" style:country-asian="NL" style:font-name-complex="Bitstream Vera Sans" style:font-size-complex="12pt"/>
    </style:style>
    <style:style style:name="P26" style:family="paragraph" style:parent-style-name="Standard">
      <style:text-properties style:font-name="Ubuntu2" fo:font-size="12pt" fo:language="nl" fo:country="NL" officeooo:paragraph-rsid="01adbcd8" fo:background-color="transparent" style:font-size-asian="12pt" style:language-asian="nl" style:country-asian="NL" style:font-name-complex="Bitstream Vera Sans" style:font-size-complex="12pt"/>
    </style:style>
    <style:style style:name="P27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2ef09" officeooo:paragraph-rsid="017f04f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officeooo:paragraph-rsid="01eb1e50"/>
    </style:style>
    <style:style style:name="P29" style:family="paragraph" style:parent-style-name="Standard">
      <style:text-properties officeooo:paragraph-rsid="01ee5567"/>
    </style:style>
    <style:style style:name="P30" style:family="paragraph" style:parent-style-name="Standard">
      <style:text-properties officeooo:paragraph-rsid="01f247ee"/>
    </style:style>
    <style:style style:name="P31" style:family="paragraph" style:parent-style-name="Standard">
      <style:text-properties fo:font-style="italic" officeooo:rsid="05fe4687" officeooo:paragraph-rsid="01f408ce" style:font-style-asian="italic" style:font-style-complex="italic"/>
    </style:style>
    <style:style style:name="P3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368d6"/>
    </style:style>
    <style:style style:name="P3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1adbcd8" officeooo:paragraph-rsid="01adbcd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b1e50"/>
    </style:style>
    <style:style style:name="P3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77274a0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7" style:family="paragraph" style:parent-style-name="Standard" style:list-style-name="L1">
      <style:text-properties fo:font-size="12pt" fo:language="nl" fo:country="NL" fo:font-style="normal" fo:font-weight="bold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fo:background-color="transparent" loext:char-shading-value="0" style:font-size-asian="12pt" style:language-asian="nl" style:country-asian="NL" style:font-size-complex="12pt"/>
    </style:style>
    <style:style style:name="T3" style:family="text">
      <style:text-properties officeooo:rsid="0119f079"/>
    </style:style>
    <style:style style:name="T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2ef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f73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a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d022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1ad1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0b9b4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f508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cc2b1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f73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f73e6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d06ee0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b0a80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c51b9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77274a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f5087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f9342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3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text-line-through-style="none" style:text-line-through-type="none" style:font-name="Ubuntu2" fo:font-size="12pt" fo:font-style="normal" style:text-underline-style="none" fo:font-weight="normal" officeooo:rsid="00bddfbe" style:font-name-asian="Ubuntu4" style:font-style-asian="normal" style:font-weight-asian="normal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style:text-line-through-style="none" style:text-line-through-type="none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style:text-line-through-style="none" style:text-line-through-type="none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style:text-line-through-style="none" style:text-line-through-type="none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style:text-line-through-style="none" style:text-line-through-type="none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style:text-line-through-style="none" style:text-line-through-type="none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style:font-name="Ubuntu2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font-name="Ubuntu2" fo:font-size="12pt" fo:language="nl" fo:country="NL" fo:font-weight="normal" officeooo:rsid="008383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font-name="Ubuntu2" fo:font-size="12pt" fo:language="nl" fo:country="NL" fo:font-weight="normal" officeooo:rsid="000b9b4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font-name="Ubuntu2" fo:font-size="12pt" fo:language="nl" fo:country="NL" fo:font-weight="normal" officeooo:rsid="0142192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font-name="Ubuntu2" fo:font-size="12pt" fo:language="nl" fo:country="NL" fo:font-weight="normal" officeooo:rsid="01509e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font-name="Ubuntu2" fo:font-size="12pt" fo:language="nl" fo:country="NL" fo:font-weight="normal" officeooo:rsid="01811e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font-name="Ubuntu2" fo:font-size="12pt" fo:language="nl" fo:country="NL" fo:font-weight="normal" officeooo:rsid="01a576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font-name="Ubuntu2" fo:font-size="12pt" fo:language="nl" fo:country="NL" fo:font-weight="normal" officeooo:rsid="01b276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7" style:family="text">
      <style:text-properties fo:color="#000000" fo:language="nl" fo:country="NL" fo:font-weight="normal" officeooo:rsid="01629742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8" style:family="text">
      <style:text-properties fo:color="#000000" fo:language="nl" fo:country="NL" fo:font-weight="normal" officeooo:rsid="01778ef7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9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70" style:family="text">
      <style:text-properties fo:color="#000000" fo:language="nl" fo:country="NL" officeooo:rsid="01629742" fo:background-color="transparent" loext:char-shading-value="0" style:font-size-asian="12pt" style:language-asian="nl" style:country-asian="NL" style:font-size-complex="12pt"/>
    </style:style>
    <style:style style:name="T71" style:family="text">
      <style:text-properties fo:color="#000000" fo:language="nl" fo:country="NL" officeooo:rsid="01778ef7" fo:background-color="transparent" loext:char-shading-value="0" style:font-size-asian="12pt" style:language-asian="nl" style:country-asian="NL" style:font-size-complex="12pt"/>
    </style:style>
    <style:style style:name="T72" style:family="text">
      <style:text-properties style:text-line-through-style="none" style:text-line-through-type="none"/>
    </style:style>
    <style:style style:name="T73" style:family="text">
      <style:text-properties style:text-line-through-style="none" style:text-line-through-type="none" style:font-name="Ubuntu2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style:text-line-through-style="none" style:text-line-through-type="none" style:font-name="Ubuntu2" fo:font-size="12pt" style:text-underline-style="none" style:font-name-asian="DejaVu Sans1" style:font-size-asian="12pt" style:font-size-complex="12pt"/>
    </style:style>
    <style:style style:name="T75" style:family="text">
      <style:text-properties style:text-line-through-style="none" style:text-line-through-type="none" officeooo:rsid="0154e886"/>
    </style:style>
    <style:style style:name="T76" style:family="text">
      <style:text-properties style:text-line-through-style="none" style:text-line-through-type="none" officeooo:rsid="0183b5ef"/>
    </style:style>
    <style:style style:name="T77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style:use-window-font-color="true" officeooo:rsid="0114add4"/>
    </style:style>
    <style:style style:name="T79" style:family="text">
      <style:text-properties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font-size="12pt" fo:language="nl" fo:country="NL" officeooo:rsid="00ce76b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font-size="12pt" fo:language="nl" fo:country="NL" officeooo:rsid="0038d3c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font-size="12pt" fo:language="nl" fo:country="NL" officeooo:rsid="00ce76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officeooo:rsid="0181027b"/>
    </style:style>
    <style:style style:name="T85" style:family="text">
      <style:text-properties officeooo:rsid="01c5b747"/>
    </style:style>
    <style:style style:name="T86" style:family="text">
      <style:text-properties officeooo:rsid="01cf9289"/>
    </style:style>
    <style:style style:name="T87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dc34f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fa9a20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style:style style:name="T93" style:family="text">
      <style:text-properties officeooo:rsid="01a6e211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Strong_20_Emphasis"><text:span text:style-name="T58">C</text:span></text:span><text:span text:style-name="Strong_20_Emphasis"><text:span text:style-name="T54">hecklist voor </text:span></text:span><text:span text:style-name="Strong_20_Emphasis"><text:span text:style-name="T63">de installatie</text:span></text:span><text:span text:style-name="Strong_20_Emphasis"><text:span text:style-name="T55"> </text:span></text:span><text:span text:style-name="Strong_20_Emphasis"><text:span text:style-name="T54">van </text:span></text:span><text:reference-mark-start text:name="Distributie"/><text:span text:style-name="Strong_20_Emphasis"><text:span text:style-name="T59">Ubunt</text:span></text:span><text:span text:style-name="Strong_20_Emphasis"><text:span text:style-name="T60">u</text:span></text:span><text:reference-mark-end text:name="Distributie"/><text:span text:style-name="Strong_20_Emphasis"><text:span text:style-name="T59"> </text:span></text:span><text:reference-mark-start text:name="Versie"/><text:span text:style-name="T85">20</text:span><text:span text:style-name="Strong_20_Emphasis"><text:span text:style-name="T61">.04 LTS</text:span></text:span><text:reference-mark-end text:name="Versie"/><text:span text:style-name="Strong_20_Emphasis"><text:span text:style-name="T54"> </text:span></text:span><text:reference-mark-start text:name="Editie"/><text:span text:style-name="Strong_20_Emphasis"><text:span text:style-name="T56">desktop</text:span></text:span><text:reference-mark-end text:name="Editie"/><text:span text:style-name="Strong_20_Emphasis"><text:span text:style-name="T57"> </text:span></text:span><text:span text:style-name="Strong_20_Emphasis"><text:span text:style-name="T54">op </text:span></text:span><text:reference-mark-start text:name="Computernaam"/><text:span text:style-name="Strong_20_Emphasis"><text:span text:style-name="T62">pc</text:span></text:span><text:span text:style-name="Strong_20_Emphasis"><text:span text:style-name="T54">06</text:span></text:span><text:reference-mark-end text:name="Computernaam"/><text:span text:style-name="T54">.</text:span><text:span text:style-name="Strong_20_Emphasis"><text:span text:style-name="T54"><text:line-break/></text:span></text:span></text:p>
      <text:p text:style-name="P13"><text:span text:style-name="T4">Kijk op </text:span><text:a xlink:type="simple" xlink:href="https://www.karelzimmer.nl/" text:style-name="Internet_20_link" text:visited-style-name="Visited_20_Internet_20_Link"><text:span text:style-name="Internet_20_link"><text:span text:style-name="T73">karelzimmer.nl</text:span></text:span></text:a><text:span text:style-name="T4"> </text:span><text:span text:style-name="T6">voor</text:span><text:span text:style-name="T5"> </text:span><text:span text:style-name="T77">deze en andere </text:span><text:span text:style-name="T7">checklists, scripts, en overige bestanden.</text:span></text:p>
      <text:p text:style-name="P27"/>
      <text:p text:style-name="P31"><text:span text:style-name="T44">D</text:span><text:span text:style-name="T43">it is een invulbare PD</text:span><text:span text:style-name="T45">F</text:span><text:span text:style-name="T43"> met keuzevakken; </text:span><text:span text:style-name="T46">a</text:span><text:span text:style-name="T43">fdrukken is niet noodzakelijk.</text:span></text:p>
      <text:p text:style-name="P11"><text:span text:style-name="Strong_20_Emphasis"><text:span text:style-name="T65"/></text:span></text:p>
      <text:p text:style-name="P11"><text:span text:style-name="Strong_20_Emphasis"><text:span text:style-name="T65"/></text:span></text:p>
      <text:p text:style-name="P2"><text:span text:style-name="Definition"><text:span text:style-name="T80">g</text:span></text:span><text:span text:style-name="Definition"><text:span text:style-name="T79">ebruiker</text:span></text:span><text:span text:style-name="T54"><text:tab/><text:tab/><text:tab/></text:span><text:span text:style-name="User_20_Entry"><text:span text:style-name="T2">Karel Zimmer</text:span></text:span></text:p>
      <text:p text:style-name="P2"><text:span text:style-name="Definition"><text:span text:style-name="T80">g</text:span></text:span><text:span text:style-name="Definition"><text:span text:style-name="T79">ebruikersnaam<text:tab/></text:span></text:span><text:span text:style-name="User_20_Entry"><text:span text:style-name="T69">karel</text:span></text:span></text:p>
      <text:p text:style-name="P3"><text:span text:style-name="Definition"><text:span text:style-name="T80">c</text:span></text:span><text:span text:style-name="Definition"><text:span text:style-name="T79">omputernaam</text:span></text:span><text:span text:style-name="Definition"><text:span text:style-name="T81"><text:tab/></text:span></text:span><text:span text:style-name="User_20_Entry"><text:span text:style-name="T66"><text:reference-ref text:reference-format="text" text:ref-name="Computernaam">pc06</text:reference-ref></text:span></text:span></text:p>
      <text:p text:style-name="P2"><text:span text:style-name="Definition"><text:span text:style-name="T80">o</text:span></text:span><text:span text:style-name="Definition"><text:span text:style-name="T82">pstartmenu</text:span></text:span><text:span text:style-name="T54"><text:tab/><text:tab/></text:span><text:span text:style-name="User_20_Entry"><text:span text:style-name="T67">F</text:span></text:span><text:span text:style-name="User_20_Entry"><text:span text:style-name="T68">12</text:span></text:span><text:span text:style-name="T54"> </text:span></text:p>
      <text:p text:style-name="P2"><text:span text:style-name="Definition"><text:span text:style-name="T80">i</text:span></text:span><text:span text:style-name="Definition"><text:span text:style-name="T82">nstellingen</text:span></text:span><text:span text:style-name="T54"><text:tab/><text:tab/></text:span><text:span text:style-name="User_20_Entry"><text:span text:style-name="T70">F</text:span></text:span><text:span text:style-name="User_20_Entry"><text:span text:style-name="T71">2</text:span></text:span></text:p>
      <text:p text:style-name="P9"><text:span text:style-name="Definition"><text:span text:style-name="T83"/></text:span></text:p>
      <text:p text:style-name="P5"/>
      <text:list xml:id="list3109094184" text:style-name="L1">
        <text:list-item>
          <text:p text:style-name="P37">Installatie voorbereiden</text:p>
        </text:list-item>
      </text:list>
      <text:p text:style-name="P12"><text:span text:style-name="Emphasis"><text:span text:style-name="T74"/></text:span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8"><text:span text:style-name="Strong_20_Emphasis"><text:span text:style-name="T16"><text:s/></text:span></text:span><text:span text:style-name="Strong_20_Emphasis"><text:span text:style-name="T34"><draw:control text:anchor-type="as-char" draw:z-index="0" draw:name="Vorm1" draw:style-name="gr1" draw:text-style-name="P3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17">Volg</text:span></text:span><text:span text:style-name="Strong_20_Emphasis"><text:span text:style-name="T18"> de stappen in </text:span></text:span><text:span text:style-name="Strong_20_Emphasis"><text:span text:style-name="T19">Checklist installatie </text:span></text:span><text:span text:style-name="Strong_20_Emphasis"><text:span text:style-name="T19"><text:reference-ref text:reference-format="text" text:ref-name="Distributie">Ubuntu</text:reference-ref></text:span></text:span><text:span text:style-name="Strong_20_Emphasis"><text:span text:style-name="T19"><text:s/></text:span></text:span><text:span text:style-name="Strong_20_Emphasis"><text:span text:style-name="T19"><text:reference-ref text:reference-format="text" text:ref-name="Versie">20.04 LTS</text:reference-ref></text:span></text:span><text:span text:style-name="Strong_20_Emphasis"><text:span text:style-name="T19"><text:s/></text:span></text:span><text:span text:style-name="Strong_20_Emphasis"><text:span text:style-name="T19"><text:reference-ref text:reference-format="text" text:ref-name="Editie">desktop</text:reference-ref></text:span></text:span><text:span text:style-name="Strong_20_Emphasis"><text:span text:style-name="T19">.</text:span></text:span></text:p>
          </table:table-cell>
        </table:table-row>
      </table:table>
      <text:p text:style-name="P6"/>
      <text:list xml:id="list204518546361676" text:continue-numbering="true" text:style-name="L1">
        <text:list-item>
          <text:list>
            <text:list-header>
              <text:p text:style-name="P33"/>
            </text:list-header>
          </text:list>
        </text:list-item>
        <text:list-item>
          <text:p text:style-name="P35"><text:span text:style-name="Strong_20_Emphasis"><text:span text:style-name="T39">Installatie uitvoeren</text:span></text:span></text:p>
        </text:list-item>
      </text:list>
      <text:p text:style-name="P12"><text:span text:style-name="Emphasis"><text:span text:style-name="T74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8"><text:span text:style-name="Strong_20_Emphasis"><text:span text:style-name="T16"><text:s/></text:span></text:span><text:span text:style-name="Strong_20_Emphasis"><text:span text:style-name="T34"><draw:control text:anchor-type="as-char" draw:z-index="1" draw:name="Vorm2" draw:style-name="gr1" draw:text-style-name="P38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20">Start de computer op vanaf</text:span></text:span><text:span text:style-name="Strong_20_Emphasis"><text:span text:style-name="T21"> </text:span></text:span><text:span text:style-name="Strong_20_Emphasis"><text:span text:style-name="T22">een </text:span></text:span><text:span text:style-name="Strong_20_Emphasis"><text:span text:style-name="T22"><text:reference-ref text:reference-format="text" text:ref-name="Distributie">Ubuntu</text:reference-ref></text:span></text:span><text:span text:style-name="Strong_20_Emphasis"><text:span text:style-name="T21"><text:s/></text:span></text:span><text:span text:style-name="Strong_20_Emphasis"><text:span text:style-name="T21"><text:reference-ref text:reference-format="text" text:ref-name="Versie">20.04 LTS</text:reference-ref></text:span></text:span><text:span text:style-name="Strong_20_Emphasis"><text:span text:style-name="T21"><text:s/></text:span></text:span><text:span text:style-name="Strong_20_Emphasis"><text:span text:style-name="T21"><text:reference-ref text:reference-format="text" text:ref-name="Editie">desktop</text:reference-ref></text:span></text:span><text:span text:style-name="Strong_20_Emphasis"><text:span text:style-name="T21"><text:s/></text:span></text:span><text:reference-mark-start text:name="Bitbreedte"/><text:span text:style-name="Strong_20_Emphasis"><text:span text:style-name="T23">64</text:span></text:span><text:span text:style-name="Strong_20_Emphasis"><text:span text:style-name="T24">-bit</text:span></text:span><text:reference-mark-end text:name="Bitbreedte"/><text:span text:style-name="Strong_20_Emphasis"><text:span text:style-name="T21"> USB-stick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0"><text:span text:style-name="T8">K</text:span><text:span text:style-name="T9">ies </text:span><text:span text:style-name="Strong_20_Emphasis"><text:span text:style-name="T51">UEFI BOOT: ubuntu</text:span></text:span><text:span text:style-name="T51"> </text:span><text:span text:style-name="T49">(o.i.d, wat er extra verschijnt, </text:span><text:span text:style-name="T50">b.v. UEFI: INT13...</text:span><text:span text:style-name="T49">)</text:span><text:span text:style-name="T9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0"><text:span text:style-name="T10">Als de melding </text:span><text:span text:style-name="Strong_20_Emphasis"><text:span text:style-name="T52">Failed to set MokListRT: Out of Resources</text:span></text:span><text:span text:style-name="T10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9"><text:span text:style-name="Strong_20_Emphasis"><text:span text:style-name="T16"><text:s/></text:span></text:span><text:span text:style-name="Strong_20_Emphasis"><text:span text:style-name="T34"><draw:control text:anchor-type="as-char" draw:z-index="4" draw:name="Vorm3" draw:style-name="gr1" draw:text-style-name="P38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0"><text:span text:style-name="T10">Ga naar BIOS setup, selecteer </text:span><text:span text:style-name="Strong_20_Emphasis"><text:span text:style-name="T52">General</text:span></text:span><text:span text:style-name="T10"> &gt; </text:span><text:span text:style-name="Strong_20_Emphasis"><text:span text:style-name="T52">Boot Sequence</text:span></text:span><text:span text:style-name="T10">, zorg ervoor dat </text:span><text:span text:style-name="Strong_20_Emphasis"><text:span text:style-name="T52">UEFI</text:span></text:span><text:span text:style-name="T10"> is geselecteerd en klik op </text:span><text:span text:style-name="Strong_20_Emphasis"><text:span text:style-name="T52">Add Boot Option</text:span></text:span><text:span text:style-name="T1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9"><text:span text:style-name="Strong_20_Emphasis"><text:span text:style-name="T16"><text:s/></text:span></text:span><text:span text:style-name="Strong_20_Emphasis"><text:span text:style-name="T34"><draw:control text:anchor-type="as-char" draw:z-index="5" draw:name="Vorm4" draw:style-name="gr1" draw:text-style-name="P38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20"><text:span text:style-name="T10">Vul </text:span><text:span text:style-name="T11">in als </text:span><text:span text:style-name="T10">naam </text:span><text:span text:style-name="Strong_20_Emphasis"><text:span text:style-name="T52">Ubuntu1804</text:span></text:span><text:span text:style-name="T10"> en blader naar </text:span><text:span text:style-name="Strong_20_Emphasis"><text:span text:style-name="T52">grubx64.efi</text:span></text:span><text:span text:style-name="T10">, klik op </text:span><text:span text:style-name="Strong_20_Emphasis"><text:span text:style-name="T52">OK</text:span></text:span><text:span text:style-name="T10"> en </text:span><text:span text:style-name="Strong_20_Emphasis"><text:span text:style-name="T52">Save</text:span></text:span><text:span text:style-name="T1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9"><text:span text:style-name="Strong_20_Emphasis"><text:span text:style-name="T16"><text:s/></text:span></text:span><text:span text:style-name="Strong_20_Emphasis"><text:span text:style-name="T34"><draw:control text:anchor-type="as-char" draw:z-index="6" draw:name="Vorm5" draw:style-name="gr1" draw:text-style-name="P38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20"><text:span text:style-name="T10">Start opnieuw op met keuze </text:span><text:span text:style-name="Strong_20_Emphasis"><text:span text:style-name="T52">Ubuntu1804</text:span></text:span><text:span text:style-name="T53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9"><text:span text:style-name="Strong_20_Emphasis"><text:span text:style-name="T16"><text:s/></text:span></text:span><text:span text:style-name="Strong_20_Emphasis"><text:span text:style-name="T34"><draw:control text:anchor-type="as-char" draw:z-index="7" draw:name="Vorm6" draw:style-name="gr1" draw:text-style-name="P3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4"><text:span text:style-name="T93">Volg de </text:span><text:span text:style-name="T86">vervolg</text:span><text:span text:style-name="T93">stappen in </text:span><text:span text:style-name="T84">Checklist installatie </text:span><text:span text:style-name="T84"><text:reference-ref text:reference-format="text" text:ref-name="Distributie">Ubuntu</text:reference-ref></text:span><text:span text:style-name="T84"><text:s/></text:span><text:span text:style-name="T84"><text:reference-ref text:reference-format="text" text:ref-name="Versie">20.04 LTS</text:reference-ref></text:span><text:span text:style-name="T84"><text:s/></text:span><text:span text:style-name="T84"><text:reference-ref text:reference-format="text" text:ref-name="Editie">desktop</text:reference-ref></text:span><text:span text:style-name="T84">.</text:span></text:p>
          </table:table-cell>
        </table:table-row>
      </table:table>
      <text:p text:style-name="P17"><text:span text:style-name="Strong_20_Emphasis"><text:span text:style-name="T47"/></text:span></text:p>
      <text:list xml:id="list204517851609671" text:continue-numbering="true" text:style-name="L1">
        <text:list-item>
          <text:p text:style-name="P36">Installatie afronden</text:p>
        </text:list-item>
      </text:list>
      <text:p text:style-name="P12"><text:span text:style-name="Emphasis"><text:span text:style-name="T7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8"><text:span text:style-name="Strong_20_Emphasis"><text:span text:style-name="T16"><text:s/></text:span></text:span><text:span text:style-name="Strong_20_Emphasis"><text:span text:style-name="T34"><draw:control text:anchor-type="as-char" draw:z-index="2" draw:name="Vorm7" draw:style-name="gr1" draw:text-style-name="P38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1"><text:span text:style-name="Strong_20_Emphasis"><text:span text:style-name="T17">Volg</text:span></text:span><text:span text:style-name="Strong_20_Emphasis"><text:span text:style-name="T18"> de stappen in </text:span></text:span><text:span text:style-name="Strong_20_Emphasis"><text:span text:style-name="T19">Checklist installatie </text:span></text:span><text:span text:style-name="Strong_20_Emphasis"><text:span text:style-name="T19"><text:reference-ref text:reference-format="text" text:ref-name="Distributie">Ubuntu</text:reference-ref></text:span></text:span><text:span text:style-name="Strong_20_Emphasis"><text:span text:style-name="T19"><text:s/></text:span></text:span><text:span text:style-name="Strong_20_Emphasis"><text:span text:style-name="T19"><text:reference-ref text:reference-format="text" text:ref-name="Versie">20.04 LTS</text:reference-ref></text:span></text:span><text:span text:style-name="Strong_20_Emphasis"><text:span text:style-name="T19"><text:s/></text:span></text:span><text:span text:style-name="Strong_20_Emphasis"><text:span text:style-name="T19"><text:reference-ref text:reference-format="text" text:ref-name="Editie">desktop</text:reference-ref></text:span></text:span><text:span text:style-name="Strong_20_Emphasis"><text:span text:style-name="T19"><text:s/>met </text:span></text:span><text:span text:style-name="Strong_20_Emphasis"><text:span text:style-name="T33">uitbreiding </text:span></text:span><text:span text:style-name="Strong_20_Emphasis"><text:span text:style-name="T19">van de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1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0"><text:span text:style-name="Strong_20_Emphasis"><text:span text:style-name="T16"><text:s/></text:span></text:span><text:span text:style-name="Strong_20_Emphasis"><text:span text:style-name="T34"><draw:control text:anchor-type="as-char" draw:z-index="8" draw:name="Vorm8" draw:style-name="gr1" draw:text-style-name="P3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3"><text:span text:style-name="T14">Installeer extra stuurprogramma's </text:span><text:span text:style-name="Strong_20_Emphasis"><text:span text:style-name="T25">via </text:span></text:span><text:span text:style-name="Strong_20_Emphasis"><text:span text:style-name="T21">een klik op </text:span></text:span><text:span text:style-name="Strong_20_Emphasis"><text:span text:style-name="T26">de </text:span></text:span><text:span text:style-name="Strong_20_Emphasis"><text:span text:style-name="T48">Super</text:span></text:span><text:span text:style-name="Strong_20_Emphasis"><text:span text:style-name="T26">-toets, </text:span></text:span><text:span text:style-name="Strong_20_Emphasis"><text:span text:style-name="T28">t</text:span></text:span><text:span text:style-name="Strong_20_Emphasis"><text:span text:style-name="T27">yp </text:span></text:span><text:span text:style-name="Strong_20_Emphasis"><text:span text:style-name="T41">sof</text:span></text:span><text:span text:style-name="Strong_20_Emphasis"><text:span text:style-name="T42">t</text:span></text:span><text:span text:style-name="Strong_20_Emphasis"><text:span text:style-name="T29"> </text:span></text:span><text:span text:style-name="Strong_20_Emphasis"><text:span text:style-name="T32">en </text:span></text:span><text:span text:style-name="Strong_20_Emphasis"><text:span text:style-name="T29">klik </text:span></text:span><text:span text:style-name="Strong_20_Emphasis"><text:span text:style-name="T30">op </text:span></text:span><text:span text:style-name="Strong_20_Emphasis"><text:span text:style-name="T25">het pictogram van</text:span></text:span><text:span text:style-name="Strong_20_Emphasis"><text:span text:style-name="T31"> </text:span></text:span><text:span text:style-name="Strong_20_Emphasis"><text:span text:style-name="T40">Software &amp; Updates</text:span></text:span><text:span text:style-name="Strong_20_Emphasis"><text:span text:style-name="T21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0"><text:span text:style-name="Strong_20_Emphasis"><text:span text:style-name="T16"><text:s/></text:span></text:span><text:span text:style-name="Strong_20_Emphasis"><text:span text:style-name="T34"><draw:control text:anchor-type="as-char" draw:z-index="9" draw:name="Vorm9" draw:style-name="gr1" draw:text-style-name="P3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22"><text:span text:style-name="T14">K</text:span><text:span text:style-name="T15">lik op </text:span><text:span text:style-name="T36">Ex</text:span><text:span text:style-name="T35">tra stuurprogramma's</text:span><text:span text:style-name="T14"> (tab)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0"><text:span text:style-name="Strong_20_Emphasis"><text:span text:style-name="T16"><text:s/></text:span></text:span><text:span text:style-name="Strong_20_Emphasis"><text:span text:style-name="T34"><draw:control text:anchor-type="as-char" draw:z-index="10" draw:name="Vorm10" draw:style-name="gr1" draw:text-style-name="P38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22"><text:span text:style-name="T14">Selecteer </text:span><text:span text:style-name="T35">NVIDIA drive metapackage van nvidia-drive</text:span><text:span text:style-name="T37">r</text:span><text:span text:style-name="T35">-</text:span><text:span text:style-name="T38">nnn</text:span><text:span text:style-name="T35"> gebruiken (niet-vrij, getest)</text:span><text:span text:style-name="T14"> en klik op </text:span><text:span text:style-name="T35">Wijzigingen doorvoeren</text:span><text:span text:style-name="T14">.</text:span></text:p>
          </table:table-cell>
        </table:table-row>
      </table:table>
      <text:p text:style-name="P25"><text:line-break/></text:p>
      <text:list xml:id="list204517543663826" text:continue-numbering="true" text:style-name="L1">
        <text:list-item>
          <text:p text:style-name="P34">Gebruiker inrichten</text:p>
        </text:list-item>
      </text:list>
      <text:p text:style-name="P12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8"><text:span text:style-name="Strong_20_Emphasis"><text:s/></text:span><text:span text:style-name="T16"><draw:control text:anchor-type="as-char" draw:z-index="3" draw:name="Vorm11" draw:style-name="gr1" draw:text-style-name="P38" svg:width="0.35cm" svg:height="0.35cm" draw:control="control4"/></text:span></text:p>
          </table:table-cell>
          <table:table-cell table:style-name="_34_._5f_Gebruiker_5f_inrichten.A1" office:value-type="string">
            <text:p text:style-name="P19"><text:span text:style-name="Strong_20_Emphasis"><text:span text:style-name="T17">Volg</text:span></text:span><text:span text:style-name="Strong_20_Emphasis"><text:span text:style-name="T18"> de stappen in </text:span></text:span><text:span text:style-name="Strong_20_Emphasis"><text:span text:style-name="T19">Checklist installatie </text:span></text:span><text:span text:style-name="Strong_20_Emphasis"><text:span text:style-name="T19"><text:reference-ref text:reference-format="text" text:ref-name="Distributie">Ubuntu</text:reference-ref></text:span></text:span><text:span text:style-name="Strong_20_Emphasis"><text:span text:style-name="T19"><text:s/></text:span></text:span><text:span text:style-name="Strong_20_Emphasis"><text:span text:style-name="T19"><text:reference-ref text:reference-format="text" text:ref-name="Versie">20.04 LTS</text:reference-ref></text:span></text:span><text:span text:style-name="Strong_20_Emphasis"><text:span text:style-name="T19"><text:s/></text:span></text:span><text:span text:style-name="Strong_20_Emphasis"><text:span text:style-name="T19"><text:reference-ref text:reference-format="text" text:ref-name="Editie">desktop</text:reference-ref></text:span></text:span><text:span text:style-name="Strong_20_Emphasis"><text:span text:style-name="T19">.</text:span></text:span></text:p>
          </table:table-cell>
        </table:table-row>
      </table:table>
      <text:p text:style-name="P26"/>
      <text:p text:style-name="P26"/>
      <text:p text:style-name="P7"><text:span text:style-name="T72">De installatie van </text:span><text:span text:style-name="T72"><text:reference-ref text:reference-format="text" text:ref-name="Distributie">Ubuntu</text:reference-ref></text:span><text:span text:style-name="T72"><text:s/></text:span><text:span text:style-name="T75"><text:reference-ref text:reference-format="text" text:ref-name="Versie">20.04 LTS</text:reference-ref></text:span><text:span text:style-name="T72"><text:s/></text:span><text:span text:style-name="T72"><text:reference-ref text:reference-format="text" text:ref-name="Editie">desktop</text:reference-ref></text:span><text:span text:style-name="T72"><text:s/></text:span><text:span text:style-name="T76">op </text:span><text:span text:style-name="T76"><text:reference-ref text:reference-format="text" text:ref-name="Computernaam">pc06</text:reference-ref></text:span><text:span text:style-name="T76"><text:s/></text:span><text:span text:style-name="T72">is voltooid.</text:span></text:p>
      <text:p text:style-name="P14"/>
      <text:p text:style-name="P8"><text:span text:style-name="T78">Einde </text:span>checklist.<text:line-break/></text:p>
      <text:p text:style-name="P4"><text:span text:style-name="T64">Geschreven</text:span><text:span text:style-name="T12"> door Karel Zimmer &lt;</text:span><text:a xlink:type="simple" xlink:href="mailto:info@karelzimmer.nl" text:style-name="Internet_20_link" text:visited-style-name="Visited_20_Internet_20_Link">info@karelzimmer.nl</text:a><text:span text:style-name="T12">&gt;</text:span><text:span text:style-name="T13">.</text:span></text:p>
      <text:p text:style-name="P10"/>
      <text:p text:style-name="P15"><text:span text:style-name="T89">Auteursrecht </text:span><text:span text:style-name="T88">© </text:span><text:span text:style-name="Strong_20_Emphasis"><text:span text:style-name="T87">2</text:span></text:span><text:span text:style-name="T89">020-</text:span><text:span text:style-name="T91">2021</text:span><text:span text:style-name="T89"> Karel Zimmer.</text:span></text:p>
      <text:p text:style-name="P18"/>
      <text:p text:style-name="P16"><text:span text:style-name="T90">Creative Commons Naamsvermelding-GelijkDelen Internationaal</text:span><text:span text:style-name="T92">-</text:span><text:span text:style-name="T90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90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Courier New" svg:font-family="'Courier New'" style:font-family-generic="modern"/>
    <style:font-face style:name="Arial Unicode MS2" svg:font-family="'Arial Unicode MS'" style:font-adornments="Standaard" style:font-family-generic="swiss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style:font-name-asian="HG Mincho Light J1" style:font-family-asian="'HG Mincho Light J'" style:font-style-name-asian="Standaard" style:font-name-complex="Arial Unicode MS2" style:font-family-complex="'Arial Unicode MS'" style:font-style-name-complex="Standaard" style:font-family-generic-complex="swiss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3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Definition" style:family="text">
      <style:text-properties fo:color="#000000" style:font-name="Ubuntu" fo:font-family="Ubuntu" style:font-style-name="Standaard" style:font-pitch="variable" fo:font-size="12pt" fo:font-style="italic" fo:font-weight="250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06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9f0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20.04 LTS desktop pc06</text:file-name><text:tab/><text:date style:data-style-name="N36" text:date-value="2021-08-08T20:45:17.202986637">08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08T20:45:17.116274349</dc:date>
    <meta:print-date>2010-08-26T11:22:59</meta:print-date>
    <meta:keyword>Installatie</meta:keyword>
    <meta:keyword>Checklist</meta:keyword>
    <meta:keyword>Linux</meta:keyword>
    <meta:editing-cycles>2452</meta:editing-cycles>
    <meta:editing-duration>P5DT2H49M20S</meta:editing-duration>
    <meta:printed-by>Karel Zimmer</meta:printed-by>
    <dc:creator>Karel Zimmer</dc:creator>
    <meta:document-statistic meta:table-count="4" meta:image-count="0" meta:object-count="0" meta:page-count="2" meta:paragraph-count="45" meta:word-count="261" meta:character-count="1839" meta:non-whitespace-character-count="1595"/>
    <meta:user-defined meta:name="Info 1"/>
    <meta:user-defined meta:name="Info 2"/>
    <meta:user-defined meta:name="Info 3"/>
    <meta:user-defined meta:name="Info 4"/>
  </office:meta>
</office:document-meta>
</file>